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800000" style:text-underline-style="none"/>
    </style:style>
    <style:style style:name="T4" style:family="text">
      <style:text-properties fo:color="#ff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ven → Sert à fabriquer l'application et ses <text:span text:style-name="T2">dépendances (bibliothèques). Dossier : </text:span></text:p>
      <text:p text:style-name="Standard"><text:span text:style-name="T2">App/WEBINF/lib &lt;= on met les jar</text:span></text:p>
      <text:p text:style-name="Standard"><text:span text:style-name="T2">App/WEBINF/classes &lt;= on met les classes java</text:span></text:p>
      <text:p text:style-name="Standard"><text:span text:style-name="T2">web.xml (Descripteur de déploiement) &lt;= Sert à décrire la structure de l'application.</text:span></text:p>
      <text:p text:style-name="Standard"><text:span text:style-name="T2"/></text:p>
      <text:p text:style-name="Standard"><text:span text:style-name="T2">Jersey → Framework REST qui fait la traduction des URI. Fait la liaison entre </text:span><text:span text:style-name="T4">URI + méthode </text:span><text:span text:style-name="T2">et les services en java. Contrôleur de MVC. </text:span><text:span text:style-name="T1">web.xml important</text:span></text:p>
      <text:p text:style-name="Standard"><text:span text:style-name="T1"/></text:p>
      <text:p text:style-name="P1">Requête REST : Deux choses importantes : URI et méthode, chacune récupérant des ressources.</text:p>
      <text:p text:style-name="P1"/>
      <text:p text:style-name="P1"/>
      <text:p text:style-name="P1">Jackson → Sert à interpréter le JSON. Objet → JSON et JSON → Ob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7T13:39:49.42</meta:creation-date>
    <meta:document-statistic meta:table-count="0" meta:image-count="0" meta:object-count="0" meta:page-count="1" meta:paragraph-count="7" meta:word-count="92" meta:character-count="558"/>
    <dc:date>2017-11-07T16:04:20.90</dc:date>
    <dc:creator>Oui Non</dc:creator>
    <meta:editing-duration>PT2H8M59S</meta:editing-duration>
    <meta:editing-cycles>1</meta:editing-cycles>
    <meta:generator>OpenOffice/4.1.3$Win32 OpenOffice.org_project/413m1$Build-9783</meta:generator>
  </office:meta>
</office:document-meta>
</file>